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4507"/>
    </style:style>
    <style:style style:name="P2" style:family="paragraph" style:parent-style-name="Standard">
      <style:text-properties officeooo:rsid="00164507" officeooo:paragraph-rsid="00164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s : NPM</text:p>
      <text:p text:style-name="P1"><text:a xlink:type="simple" xlink:href="https://www.hostinger.fr/tutoriels/quest-ce-que-npm" text:style-name="Internet_20_link" text:visited-style-name="Visited_20_Internet_20_Link">NPM : Tout Savoir sur le Package Manager de Node JS (hostinger.fr)</text:a> </text:p>
      <text:p text:style-name="P1"><text:a xlink:type="simple" xlink:href="https://kinsta.com/fr/base-de-connaissances/qu-est-npm/" text:style-name="Internet_20_link" text:visited-style-name="Visited_20_Internet_20_Link">Qu'est-ce que npm ? Une introduction au gestionnaire de paquets de Node (kinsta.com)</text:a> </text:p>
      <text:p text:style-name="P1"/>
      <text:p text:style-name="P2">ReactJS </text:p>
      <text:p text:style-name="P2"><text:a xlink:type="simple" xlink:href="https://kinsta.com/fr/base-de-connaissances/qu-est-react-js/" text:style-name="Internet_20_link" text:visited-style-name="Visited_20_Internet_20_Link">Qu'est-ce que React.js ? Un regard sur la bibliothèque JavaScript populaire (kinsta.com)</text:a> </text:p>
      <text:p text:style-name="P2"><text:a xlink:type="simple" xlink:href="https://fr.wikipedia.org/wiki/React" text:style-name="Internet_20_link" text:visited-style-name="Visited_20_Internet_20_Link">React — Wikipédia (wikipedia.org)</text:a> </text:p>
      <text:p text:style-name="P2"/>
      <text:p text:style-name="P2">SPA (single page application) </text:p>
      <text:p text:style-name="P2"><text:a xlink:type="simple" xlink:href="https://developer.mozilla.org/fr/docs/Glossary/SPA" text:style-name="Internet_20_link" text:visited-style-name="Visited_20_Internet_20_Link">Application monopage (SPA) - Glossaire MDN : définitions des termes du Web | MDN (mozilla.org)</text:a> </text:p>
      <text:p text:style-name="P2"><text:a xlink:type="simple" xlink:href="https://fr.wikipedia.org/wiki/Application_web_monopage" text:style-name="Internet_20_link" text:visited-style-name="Visited_20_Internet_20_Link">Application web monopage — Wikipédia (wikipedia.org)</text:a> </text:p>
      <text:p text:style-name="P2"><text:a xlink:type="simple" xlink:href="https://www.v-labs.fr/glossaire/single-page-application/" text:style-name="Internet_20_link" text:visited-style-name="Visited_20_Internet_20_Link">Single Page Application : Qu'est-ce que c'est ? - Définition &amp; Explication (v-labs.fr)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0-10T09:31:16.840000000</meta:creation-date>
    <dc:date>2024-10-10T17:30:10.256000000</dc:date>
    <meta:editing-duration>PT7H38M32S</meta:editing-duration>
    <meta:editing-cycles>4</meta:editing-cycles>
    <meta:generator>LibreOffice/6.3.0.4$Windows_x86 LibreOffice_project/057fc023c990d676a43019934386b85b21a9ee99</meta:generator>
    <meta:document-statistic meta:table-count="0" meta:image-count="0" meta:object-count="0" meta:page-count="1" meta:paragraph-count="10" meta:word-count="81" meta:character-count="559" meta:non-whitespace-character-count="477"/>
  </office:meta>
</office:document-meta>
</file>